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0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4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categorie1</text:p>
          </table:table-cell>
          <table:table-cell office:value-type="string" calcext:value-type="string">
            <text:p>categorie2</text:p>
          </table:table-cell>
        </table:table-row>
        <table:table-row table:style-name="ro1">
          <table:table-cell office:value-type="string" calcext:value-type="string">
            <text:p><text:a xlink:href="javascript:;" xlink:type="simple">Brand</text:a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irtual page URL</text:a>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Page name</text:a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Language</text:a>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Country</text:a>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Site type level 1</text:a>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site type level 2</text:a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model body style</text:a>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model body style label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<text:a xlink:href="javascript:;" xlink:type="simple">Vehicle ID</text:a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doors number</text:a>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<text:a xlink:href="javascript:;" xlink:type="simple">Vehicle seats number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<text:a xlink:href="javascript:;" xlink:type="simple">Vehicle CO2</text:a>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discount</text:a>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fuel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<text:a xlink:href="javascript:;" xlink:type="simple">Vehicle version ID</text:a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Car version Id</text:a>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finition</text:a>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finition label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ersonnalisation</text:p>
          </table:table-cell>
        </table:table-row>
        <table:table-row table:style-name="ro1">
          <table:table-cell office:value-type="string" calcext:value-type="string">
            <text:p><text:a xlink:href="javascript:;" xlink:type="simple">Vehicle motor</text:a>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motor label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<text:a xlink:href="javascript:;" xlink:type="simple">Vehicle gear box</text:a>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gear box label</text:a>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conception base</text:a>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conception base label</text:a>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conception client</text:a>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conception client label</text:a>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maj dev Index</text:a>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maj dev index label</text:a>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min dev Index</text:a>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min dev Index label</text:a>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ext cladding</text:a>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ext cladding label</text:a>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body color</text:a>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body colo label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ersonnalisation</text:p>
          </table:table-cell>
        </table:table-row>
        <table:table-row table:style-name="ro1">
          <table:table-cell office:value-type="string" calcext:value-type="string">
            <text:p><text:a xlink:href="javascript:;" xlink:type="simple">Vehicle int cladding</text:a>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int cladding label</text:a>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color filling</text:a>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color filling label</text:a>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price catalogu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price catalogue currency</text:a>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price final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<text:a xlink:href="javascript:;" xlink:type="simple">Vehicle price final currency</text:a>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registration</text:a>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km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véhicule</text:p>
          </table:table-cell>
        </table:table-row>
        <table:table-row table:style-name="ro1">
          <table:table-cell office:value-type="string" calcext:value-type="string">
            <text:p><text:a xlink:href="javascript:;" xlink:type="simple">Vehicle km rent</text:a>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Km format</text:a>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Vehicle accessories selected</text:a>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Scoring visit</text:a>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Edealer nam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Edealer site geo</text:a>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Edealer ID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Edealer city</text:a>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Edealer ID local</text:a>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Edealer address</text:a>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Edealer postal code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Edealer region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essionnaire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Edealer PDV</text:a>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Edealer country</text:a>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UI gende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UI postal code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UI city</text:a>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UI logged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UI state</text:a>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UI birthday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UI expected purchase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Forms lead ID</text:a>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Forms lead type</text:a>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Forms kind</text:a>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Forms nam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ulaire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Newsletter optin</text:a>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  <table:table-cell/>
        </table:table-row>
        <table:table-row table:style-name="ro1">
          <table:table-cell office:value-type="string" calcext:value-type="string">
            <text:p><text:a xlink:href="javascript:;" xlink:type="simple">Partner optin</text:a>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Callback time slot</text:a>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Internal search keyword</text:a>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Internal search typ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quantity</text:a>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accessoire</text:p>
          </table:table-cell>
        </table:table-row>
        <table:table-row table:style-name="ro1">
          <table:table-cell office:value-type="string" calcext:value-type="string">
            <text:p><text:a xlink:href="javascript:;" xlink:type="simple">Accessory tax</text:a>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total order value</text:a>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transaction ID</text:a>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shipping cost</text:a>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shipping type</text:a>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currency code</text:a>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SKU</text:a>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designation</text:a>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comp designation</text:a>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business name</text:a>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accessoire</text:p>
          </table:table-cell>
        </table:table-row>
        <table:table-row table:style-name="ro1">
          <table:table-cell office:value-type="string" calcext:value-type="string">
            <text:p><text:a xlink:href="javascript:;" xlink:type="simple">Accessory product category slevel</text:a>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product category level</text:a>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Accessory product price</text:a>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Main step indicator</text:a>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Main step nam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javascript:;" xlink:type="simple">Range</text:a>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Feuille2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ga:user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ga:session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ga:daysSinceLast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string" calcext:value-type="string">
            <text:p>ga:userDefined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essionDurationBuc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referral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fullRefer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ampa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ssion</text:p>
          </table:table-cell>
        </table:table-row>
        <table:table-row table:style-name="ro1">
          <table:table-cell office:value-type="string" calcext:value-type="string">
            <text:p>ga:sourceMe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key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Net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hasSocialSourceRefer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ampaign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Slot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DistributionNet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Match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KeywordMatch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MatchedQu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PlacementDo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Placement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Targeting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TargetingO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Display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Destination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wordsCustom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wordsCampaign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wordsAdGrou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wordsCreativ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dwordsCriteri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isTrueViewVide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goalCompletion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string" calcext:value-type="string">
            <text:p>ga:goalPreviousSte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goalPreviousSte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goalPreviousStep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brow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browser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operating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operatingSystem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mobileDeviceBr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mobileDeviceMo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mobileInputSe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mobileDevice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mobileDeviceMarketing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evice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ga:conti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ubConti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re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ga:me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latit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longit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networkDo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network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flash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javaEn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langu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creenCol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urcePropertyDisplay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urcePropertyTrackin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creenResol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Endorsing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Display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P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Timest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UserHan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UserPhoto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UserProfile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Content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Tags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ActivityNetwork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hos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age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agePathLeve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agePathLeve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agePathLeve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agePathLeve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age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ion</text:p>
          </table:table-cell>
        </table:table-row>
        <table:table-row table:style-name="ro1">
          <table:table-cell office:value-type="string" calcext:value-type="string">
            <text:p>ga:landingPage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econdPage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exitPage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eviousPage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nextPage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ageDe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earch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earchKey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earchKeywordRefin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earch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earchStart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earchDestination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ppInstall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pp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pp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p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creen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creenDe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landingScreen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exitScreen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event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event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event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transaction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affil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essionsTo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aysToTrans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S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urrency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heckout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internalPromotionCre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internalPromotion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internalPromotion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internalPromotion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orderCoupon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B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CategoryHierarc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CategoryLevel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Coupon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Lis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List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oductVari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hoppingS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InteractionNet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Interaction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InteractionNetwork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Interaction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socialEngagement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userTiming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userTiming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userTiming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exception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experimen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experimentVari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imension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ustomVarName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ustomVarValue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h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m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nth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nth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nth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nthM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ayOf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ayOfWeek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ateH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year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year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iso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iso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isoYearIso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nthH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Ad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Ad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AdTyp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Adverti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Advertis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Campa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Campaign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Creativ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Cre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Renderin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Creative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CreativeTyp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Creative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Sit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SitePla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SitePlacemen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ClickSpo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FloodlightActiv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FloodlightActivityAnd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FloodlightActivity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FloodlightActivityGrou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FloodlightActivity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FloodlightAdvertis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FloodlightSpo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Ad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Ad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AdTyp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Adverti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Advertis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Attribution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Campa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Campaign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Creativ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Cre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Renderin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Creative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CreativeTyp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Creative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Sit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SitePla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SitePlacemen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dcmLastEventSpo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landingContentGrou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previousContentGrou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ontentGrou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nextContentGrou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userAge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ga:user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ga:interestOther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ga:interestAffinity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ga:interestInMarket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ga:channelGroup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correlationMode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queryProduc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queryProduc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queryProductVar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relatedProduc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:relatedProductNam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euille4.E1:Feuille4.E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7:36:22.295363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-Gabriel Thurier</meta:initial-creator>
    <meta:creation-date>2014-09-19T15:33:14.708741975</meta:creation-date>
    <dc:date>2014-09-19T18:46:08.119431375</dc:date>
    <dc:creator>Quentin-Gabriel Thurier</dc:creator>
    <meta:editing-duration>PT23M29S</meta:editing-duration>
    <meta:editing-cycles>10</meta:editing-cycles>
    <meta:generator>LibreOffice/4.2.6.3$Linux_X86_64 LibreOffice_project/420m0$Build-3</meta:generator>
    <meta:document-statistic meta:table-count="2" meta:cell-count="569" meta:object-count="0"/>
  </office:meta>
</office:document-meta>
</file>